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OM_HELDER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400 USF MAIS DOM HELDER CAMAR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DOM HELDER II, 00015915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7H0M0S" table:style-name="ce3">
            <text:p>17:00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LIMA DO NASCIMENTO</text:p>
          </table:table-cell>
          <table:table-cell office:value-type="date" office:date-value="2002-07-15T00:00:00" table:style-name="ce2">
            <text:p>15/07/2002</text:p>
          </table:table-cell>
          <table:table-cell office:value-type="string" table:style-name="ce1">
            <text:p>23 anos e 1 mê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4.424.164-24</text:p>
          </table:table-cell>
          <table:table-cell office:value-type="float" office:value="704205711849382" table:style-name="ce1">
            <text:p>7,04206E+14</text:p>
          </table:table-cell>
          <table:table-cell office:value-type="string" table:style-name="ce1">
            <text:p>(81) 98117-47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to do eucalipto</text:p>
          </table:table-cell>
          <table:table-cell office:value-type="float" office:value="1462" table:style-name="ce1">
            <text:p>146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7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7" table:style-name="ce1">
            <text:p>65,7</text:p>
          </table:table-cell>
          <table:table-cell office:value-type="float" office:value="165" table:style-name="ce1">
            <text:p>165</text:p>
          </table:table-cell>
          <table:table-cell office:value-type="date" office:date-value="2025-06-05T00:00:00" table:style-name="ce2">
            <text:p>05/06/2025</text:p>
          </table:table-cell>
          <table:table-cell office:value-type="string" table:style-name="ce1">
            <text:p>108/65</text:p>
          </table:table-cell>
          <table:table-cell office:value-type="date" office:date-value="2025-06-05T00:00:00" table:style-name="ce2">
            <text:p>05/06/2025</text:p>
          </table:table-cell>
          <table:table-cell office:value-type="string" table:style-name="ce1">
            <text:p>Habitual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LEYCIANE DE LIMA GOMES</text:p>
          </table:table-cell>
          <table:table-cell office:value-type="date" office:date-value="1992-03-16T00:00:00" table:style-name="ce2">
            <text:p>16/03/1992</text:p>
          </table:table-cell>
          <table:table-cell office:value-type="string" table:style-name="ce1">
            <text:p>33 anos e 5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4.492.154-05</text:p>
          </table:table-cell>
          <table:table-cell office:value-type="float" office:value="705002236658953" table:style-name="ce1">
            <text:p>7,05002E+14</text:p>
          </table:table-cell>
          <table:table-cell office:value-type="string" table:style-name="ce1">
            <text:p>(81) 99570-16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ijalva costa</text:p>
          </table:table-cell>
          <table:table-cell office:value-type="string" table:style-name="ce1">
            <text:p>H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265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" table:style-name="ce1">
            <text:p>92</text:p>
          </table:table-cell>
          <table:table-cell office:value-type="float" office:value="167" table:style-name="ce1">
            <text:p>167</text:p>
          </table:table-cell>
          <table:table-cell office:value-type="date" office:date-value="2019-09-05T00:00:00" table:style-name="ce2">
            <text:p>05/09/2019</text:p>
          </table:table-cell>
          <table:table-cell office:value-type="string" table:style-name="ce1">
            <text:p>130/90</text:p>
          </table:table-cell>
          <table:table-cell office:value-type="date" office:date-value="2019-08-22T00:00:00" table:style-name="ce2">
            <text:p>22/08/2019</text:p>
          </table:table-cell>
          <table:table-cell office:value-type="string" table:style-name="ce1">
            <text:p>Habitual</text:p>
          </table:table-cell>
          <table:table-cell office:value-type="float" office:value="348" table:style-name="ce1">
            <text:p>348</text:p>
          </table:table-cell>
          <table:table-cell office:value-type="float" office:value="4" table:style-name="ce1">
            <text:p>4</text:p>
          </table:table-cell>
          <table:table-cell office:value-type="float" office:value="349" table:style-name="ce1">
            <text:p>34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HELOISA DA SILVA SANTANA</text:p>
          </table:table-cell>
          <table:table-cell office:value-type="date" office:date-value="2000-02-14T00:00:00" table:style-name="ce2">
            <text:p>14/02/2000</text:p>
          </table:table-cell>
          <table:table-cell office:value-type="string" table:style-name="ce1">
            <text:p>25 anos e 6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0.146.814-06</text:p>
          </table:table-cell>
          <table:table-cell office:value-type="float" office:value="700200409500928" table:style-name="ce1">
            <text:p>7,002E+14</text:p>
          </table:table-cell>
          <table:table-cell office:value-type="string" table:style-name="ce1">
            <text:p>(81) 99298-17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ijalva costa</text:p>
          </table:table-cell>
          <table:table-cell office:value-type="string" table:style-name="ce1">
            <text:p>J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265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099999999999994" table:style-name="ce1">
            <text:p>77,1</text:p>
          </table:table-cell>
          <table:table-cell office:value-type="float" office:value="159" table:style-name="ce1">
            <text:p>159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110/80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Habitual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E LIMA DE ARAUJO SANTOS</text:p>
          </table:table-cell>
          <table:table-cell office:value-type="date" office:date-value="1992-04-08T00:00:00" table:style-name="ce2">
            <text:p>08/04/1992</text:p>
          </table:table-cell>
          <table:table-cell office:value-type="string" table:style-name="ce1">
            <text:p>33 anos e 4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4.822.974-25</text:p>
          </table:table-cell>
          <table:table-cell office:value-type="float" office:value="700409419101941" table:style-name="ce1">
            <text:p>7,00409E+14</text:p>
          </table:table-cell>
          <table:table-cell office:value-type="string" table:style-name="ce1">
            <text:p>(81) 98766-5776</text:p>
          </table:table-cell>
          <table:table-cell office:value-type="string" table:style-name="ce1">
            <text:p>(81) 98885-0163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ijalva costa</text:p>
          </table:table-cell>
          <table:table-cell office:value-type="string" table:style-name="ce1">
            <text:p>H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2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" table:style-name="ce1">
            <text:p>74</text:p>
          </table:table-cell>
          <table:table-cell office:value-type="float" office:value="162" table:style-name="ce1">
            <text:p>162</text:p>
          </table:table-cell>
          <table:table-cell office:value-type="date" office:date-value="2025-05-30T00:00:00" table:style-name="ce2">
            <text:p>30/05/2025</text:p>
          </table:table-cell>
          <table:table-cell office:value-type="string" table:style-name="ce1">
            <text:p>104/70</text:p>
          </table:table-cell>
          <table:table-cell office:value-type="date" office:date-value="2025-05-30T00:00:00" table:style-name="ce2">
            <text:p>30/05/2025</text:p>
          </table:table-cell>
          <table:table-cell office:value-type="string" table:style-name="ce1">
            <text:p>Habitual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ROLAYNE CRISTINE SANTOS DA SILVA</text:p>
          </table:table-cell>
          <table:table-cell office:value-type="date" office:date-value="1996-02-25T00:00:00" table:style-name="ce2">
            <text:p>25/02/1996</text:p>
          </table:table-cell>
          <table:table-cell office:value-type="string" table:style-name="ce1">
            <text:p>29 anos e 6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7.877.244-06</text:p>
          </table:table-cell>
          <table:table-cell office:value-type="float" office:value="705201431113275" table:style-name="ce1">
            <text:p>7,05201E+14</text:p>
          </table:table-cell>
          <table:table-cell office:value-type="string" table:style-name="ce1">
            <text:p>(81) 98604-54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ijalva costa</text:p>
          </table:table-cell>
          <table:table-cell office:value-type="string" table:style-name="ce1">
            <text:p>J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2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" table:style-name="ce1">
            <text:p>78</text:p>
          </table:table-cell>
          <table:table-cell office:value-type="float" office:value="161" table:style-name="ce1">
            <text:p>161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30/9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DA CONCEICAO DE LIMA GOMES</text:p>
          </table:table-cell>
          <table:table-cell office:value-type="date" office:date-value="1977-09-12T00:00:00" table:style-name="ce2">
            <text:p>12/09/1977</text:p>
          </table:table-cell>
          <table:table-cell office:value-type="string" table:style-name="ce1">
            <text:p>47 anos e 11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9.401.924-26</text:p>
          </table:table-cell>
          <table:table-cell office:value-type="float" office:value="705009629366059" table:style-name="ce1">
            <text:p>7,0501E+14</text:p>
          </table:table-cell>
          <table:table-cell office:value-type="string" table:style-name="ce1">
            <text:p>(81) 99876-48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ao paulo II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irueira</text:p>
          </table:table-cell>
          <table:table-cell office:value-type="string" table:style-name="ce1">
            <text:p>Paulista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3405-19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5" table:style-name="ce1">
            <text:p>81,5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30/9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HEILA MARIA DE SALES GOVEIA</text:p>
          </table:table-cell>
          <table:table-cell office:value-type="date" office:date-value="2000-03-28T00:00:00" table:style-name="ce2">
            <text:p>28/03/2000</text:p>
          </table:table-cell>
          <table:table-cell office:value-type="string" table:style-name="ce1">
            <text:p>25 anos e 5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633.064-05</text:p>
          </table:table-cell>
          <table:table-cell office:value-type="float" office:value="703202648178799" table:style-name="ce1">
            <text:p>7,03203E+14</text:p>
          </table:table-cell>
          <table:table-cell office:value-type="string" table:style-name="ce1">
            <text:p>(81) 98448-90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ijalva costa</text:p>
          </table:table-cell>
          <table:table-cell office:value-type="string" table:style-name="ce1">
            <text:p>J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265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160" table:style-name="ce1">
            <text:p>160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100/60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Habitual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IS MAYARA DE SOUZA VILA NOVA</text:p>
          </table:table-cell>
          <table:table-cell office:value-type="date" office:date-value="1992-03-05T00:00:00" table:style-name="ce2">
            <text:p>05/03/1992</text:p>
          </table:table-cell>
          <table:table-cell office:value-type="string" table:style-name="ce1">
            <text:p>33 anos e 5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79.358.144-30</text:p>
          </table:table-cell>
          <table:table-cell office:value-type="float" office:value="700409968402940" table:style-name="ce1">
            <text:p>7,0041E+14</text:p>
          </table:table-cell>
          <table:table-cell office:value-type="string" table:style-name="ce1">
            <text:p>(81) 98247-958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asitânia</text:p>
          </table:table-cell>
          <table:table-cell office:value-type="string" table:style-name="ce1">
            <text:p>99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62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" table:style-name="ce1">
            <text:p>88</text:p>
          </table:table-cell>
          <table:table-cell office:value-type="float" office:value="169" table:style-name="ce1">
            <text:p>169</text:p>
          </table:table-cell>
          <table:table-cell office:value-type="date" office:date-value="2025-06-26T00:00:00" table:style-name="ce2">
            <text:p>26/06/2025</text:p>
          </table:table-cell>
          <table:table-cell office:value-type="string" table:style-name="ce1">
            <text:p>100/60</text:p>
          </table:table-cell>
          <table:table-cell office:value-type="date" office:date-value="2025-06-26T00:00:00" table:style-name="ce2">
            <text:p>26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IZ MARIO DA SILVA</text:p>
          </table:table-cell>
          <table:table-cell office:value-type="date" office:date-value="1993-06-14T00:00:00" table:style-name="ce2">
            <text:p>14/06/1993</text:p>
          </table:table-cell>
          <table:table-cell office:value-type="string" table:style-name="ce1">
            <text:p>32 anos e 2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7.924.864-30</text:p>
          </table:table-cell>
          <table:table-cell office:value-type="float" office:value="702409569830724" table:style-name="ce1">
            <text:p>7,0241E+14</text:p>
          </table:table-cell>
          <table:table-cell office:value-type="string" table:style-name="ce1">
            <text:p>(81) 98567-77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67-774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mpost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4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7.26" table:style-name="ce1">
            <text:p>107,26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160/11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GRAZIELLE LOPES SILVA</text:p>
          </table:table-cell>
          <table:table-cell office:value-type="date" office:date-value="1990-10-18T00:00:00" table:style-name="ce2">
            <text:p>18/10/1990</text:p>
          </table:table-cell>
          <table:table-cell office:value-type="string" table:style-name="ce1">
            <text:p>34 anos e 10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2.403.984-84</text:p>
          </table:table-cell>
          <table:table-cell office:value-type="float" office:value="898003043421681" table:style-name="ce1">
            <text:p>8,98003E+14</text:p>
          </table:table-cell>
          <table:table-cell office:value-type="string" table:style-name="ce1">
            <text:p>(81) 98342-97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asitâni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63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" table:style-name="ce1">
            <text:p>74</text:p>
          </table:table-cell>
          <table:table-cell office:value-type="float" office:value="155" table:style-name="ce1">
            <text:p>155</text:p>
          </table:table-cell>
          <table:table-cell office:value-type="date" office:date-value="2023-05-03T00:00:00" table:style-name="ce2">
            <text:p>03/05/2023</text:p>
          </table:table-cell>
          <table:table-cell office:value-type="string" table:style-name="ce1">
            <text:p>111/71</text:p>
          </table:table-cell>
          <table:table-cell office:value-type="date" office:date-value="2023-04-19T00:00:00" table:style-name="ce2">
            <text:p>19/04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5" table:style-name="ce1">
            <text:p>16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LUIZA DA SILVA CABRAL</text:p>
          </table:table-cell>
          <table:table-cell office:value-type="date" office:date-value="2008-03-01T00:00:00" table:style-name="ce2">
            <text:p>01/03/2008</text:p>
          </table:table-cell>
          <table:table-cell office:value-type="string" table:style-name="ce1">
            <text:p>17 anos e 6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0.522.674-29</text:p>
          </table:table-cell>
          <table:table-cell office:value-type="float" office:value="703203641574398" table:style-name="ce1">
            <text:p>7,03204E+14</text:p>
          </table:table-cell>
          <table:table-cell office:value-type="string" table:style-name="ce1">
            <text:p>(81) 99864-66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tarana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45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90/5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MIRES CELIANA MARIA FERREIRA DE OLIVEIRA</text:p>
          </table:table-cell>
          <table:table-cell office:value-type="date" office:date-value="1983-08-29T00:00:00" table:style-name="ce2">
            <text:p>29/08/1983</text:p>
          </table:table-cell>
          <table:table-cell office:value-type="string" table:style-name="ce1">
            <text:p>42 ano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13.115.784-20</text:p>
          </table:table-cell>
          <table:table-cell office:value-type="float" office:value="706700789434420" table:style-name="ce1">
            <text:p>7,06701E+14</text:p>
          </table:table-cell>
          <table:table-cell office:value-type="string" table:style-name="ce1">
            <text:p>(81) 98840-43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mpost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159" table:style-name="ce1">
            <text:p>159</text:p>
          </table:table-cell>
          <table:table-cell office:value-type="date" office:date-value="2022-02-21T00:00:00" table:style-name="ce2">
            <text:p>21/02/2022</text:p>
          </table:table-cell>
          <table:table-cell office:value-type="string" table:style-name="ce1">
            <text:p>80/50</text:p>
          </table:table-cell>
          <table:table-cell office:value-type="date" office:date-value="2022-02-21T00:00:00" table:style-name="ce2">
            <text:p>21/02/2022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8" table:style-name="ce1">
            <text:p>27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 CIBELLY PEREIRA DA SILVA</text:p>
          </table:table-cell>
          <table:table-cell office:value-type="date" office:date-value="2006-05-18T00:00:00" table:style-name="ce2">
            <text:p>18/05/2006</text:p>
          </table:table-cell>
          <table:table-cell office:value-type="string" table:style-name="ce1">
            <text:p>19 anos e 3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716.994.784-65</text:p>
          </table:table-cell>
          <table:table-cell office:value-type="float" office:value="898003473139078" table:style-name="ce1">
            <text:p>8,98003E+14</text:p>
          </table:table-cell>
          <table:table-cell office:value-type="string" table:style-name="ce1">
            <text:p>(81) 9591-0312</text:p>
          </table:table-cell>
          <table:table-cell office:value-type="string" table:style-name="ce1">
            <text:p>(81) 8625-516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sco da gam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05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.9" table:style-name="ce1">
            <text:p>53,9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115/84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YANA DUARTE DE SOUZA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3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9.059.834-50</text:p>
          </table:table-cell>
          <table:table-cell office:value-type="float" office:value="700909941376391" table:style-name="ce1">
            <text:p>7,0091E+14</text:p>
          </table:table-cell>
          <table:table-cell office:value-type="string" table:style-name="ce1">
            <text:p>(81) 98337-14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254-049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sco da gama</text:p>
          </table:table-cell>
          <table:table-cell office:value-type="float" office:value="1741" table:style-name="ce1">
            <text:p>1741</text:p>
          </table:table-cell>
          <table:table-cell office:value-type="string" table:style-name="ce1">
            <text:p>DESCIDA DO VISGUEIRO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0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1" table:style-name="ce1">
            <text:p>101</text:p>
          </table:table-cell>
          <table:table-cell office:value-type="float" office:value="168" table:style-name="ce1">
            <text:p>168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120/8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RELLE MARIA DIAS</text:p>
          </table:table-cell>
          <table:table-cell office:value-type="date" office:date-value="1992-01-10T00:00:00" table:style-name="ce2">
            <text:p>10/01/1992</text:p>
          </table:table-cell>
          <table:table-cell office:value-type="string" table:style-name="ce1">
            <text:p>33 anos e 7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54.058.104-60</text:p>
          </table:table-cell>
          <table:table-cell office:value-type="float" office:value="708203685582443" table:style-name="ce1">
            <text:p>7,08204E+14</text:p>
          </table:table-cell>
          <table:table-cell office:value-type="string" table:style-name="ce1">
            <text:p>(81) 98679-73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79-734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1557p</text:p>
          </table:table-cell>
          <table:table-cell office:value-type="string" table:style-name="ce1">
            <text:p>DESCIDA DO VISGUEIRO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0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5" table:style-name="ce1">
            <text:p>85,5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120/8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MOTA TORRES</text:p>
          </table:table-cell>
          <table:table-cell office:value-type="date" office:date-value="1995-09-09T00:00:00" table:style-name="ce2">
            <text:p>09/09/1995</text:p>
          </table:table-cell>
          <table:table-cell office:value-type="string" table:style-name="ce1">
            <text:p>29 anos e 11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6.873.994-25</text:p>
          </table:table-cell>
          <table:table-cell office:value-type="float" office:value="704601119597023" table:style-name="ce1">
            <text:p>7,04601E+14</text:p>
          </table:table-cell>
          <table:table-cell office:value-type="string" table:style-name="ce1">
            <text:p>(81) 9090-90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ria argemira</text:p>
          </table:table-cell>
          <table:table-cell office:value-type="string" table:style-name="ce1">
            <text:p>46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0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.1" table:style-name="ce1">
            <text:p>91,1</text:p>
          </table:table-cell>
          <table:table-cell office:value-type="float" office:value="169" table:style-name="ce1">
            <text:p>169</text:p>
          </table:table-cell>
          <table:table-cell office:value-type="date" office:date-value="2016-05-16T00:00:00" table:style-name="ce2">
            <text:p>16/05/20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0" table:style-name="ce1">
            <text:p>49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KALYNE LOPES DA SILVA DO AMARAL</text:p>
          </table:table-cell>
          <table:table-cell office:value-type="date" office:date-value="2001-08-13T00:00:00" table:style-name="ce2">
            <text:p>13/08/2001</text:p>
          </table:table-cell>
          <table:table-cell office:value-type="string" table:style-name="ce1">
            <text:p>24 ano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3.123.374-97</text:p>
          </table:table-cell>
          <table:table-cell office:value-type="float" office:value="898005180869007" table:style-name="ce1">
            <text:p>8,98005E+14</text:p>
          </table:table-cell>
          <table:table-cell office:value-type="string" table:style-name="ce1">
            <text:p>(81) 99902-65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asco da gama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152" table:style-name="ce1">
            <text:p>152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110/60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Habitual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LENE CABRAL SERAFIM DE LIMA</text:p>
          </table:table-cell>
          <table:table-cell office:value-type="date" office:date-value="2002-05-09T00:00:00" table:style-name="ce2">
            <text:p>09/05/2002</text:p>
          </table:table-cell>
          <table:table-cell office:value-type="string" table:style-name="ce1">
            <text:p>23 anos e 3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20.076.414-02</text:p>
          </table:table-cell>
          <table:table-cell office:value-type="float" office:value="898005191896833" table:style-name="ce1">
            <text:p>8,98005E+14</text:p>
          </table:table-cell>
          <table:table-cell office:value-type="string" table:style-name="ce1">
            <text:p>(81) 99629-56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ilândia</text:p>
          </table:table-cell>
          <table:table-cell office:value-type="string" table:style-name="ce1">
            <text:p>6433B</text:p>
          </table:table-cell>
          <table:table-cell office:value-type="string" table:style-name="ce1">
            <text:p>DESOCUPADO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38</text:p>
          </table:table-cell>
          <table:table-cell office:value-type="float" office:value="7" table:style-name="ce1">
            <text:p>7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4" table:style-name="ce1">
            <text:p>58,4</text:p>
          </table:table-cell>
          <table:table-cell office:value-type="float" office:value="158" table:style-name="ce1">
            <text:p>158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100/60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A MILENA DIAS DA SILVA</text:p>
          </table:table-cell>
          <table:table-cell office:value-type="date" office:date-value="1995-11-03T00:00:00" table:style-name="ce2">
            <text:p>03/11/1995</text:p>
          </table:table-cell>
          <table:table-cell office:value-type="string" table:style-name="ce1">
            <text:p>29 anos e 9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9.658.554-74</text:p>
          </table:table-cell>
          <table:table-cell office:value-type="float" office:value="707604238700992" table:style-name="ce1">
            <text:p>7,07604E+14</text:p>
          </table:table-cell>
          <table:table-cell office:value-type="string" table:style-name="ce1">
            <text:p>(81) 99975-33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bida da cacimba</text:p>
          </table:table-cell>
          <table:table-cell office:value-type="string" table:style-name="ce1">
            <text:p>60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" table:style-name="ce1">
            <text:p>73</text:p>
          </table:table-cell>
          <table:table-cell office:value-type="float" office:value="168" table:style-name="ce1">
            <text:p>168</text:p>
          </table:table-cell>
          <table:table-cell office:value-type="date" office:date-value="2025-01-16T00:00:00" table:style-name="ce2">
            <text:p>16/01/2025</text:p>
          </table:table-cell>
          <table:table-cell office:value-type="string" table:style-name="ce1">
            <text:p>100/6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VIANE DA COSTA ALVES</text:p>
          </table:table-cell>
          <table:table-cell office:value-type="date" office:date-value="1996-01-09T00:00:00" table:style-name="ce2">
            <text:p>09/01/1996</text:p>
          </table:table-cell>
          <table:table-cell office:value-type="string" table:style-name="ce1">
            <text:p>29 anos e 7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8.872.154-25</text:p>
          </table:table-cell>
          <table:table-cell office:value-type="float" office:value="703009868159279" table:style-name="ce1">
            <text:p>7,0301E+14</text:p>
          </table:table-cell>
          <table:table-cell office:value-type="string" table:style-name="ce1">
            <text:p>(81) 99984-77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asco da gama</text:p>
          </table:table-cell>
          <table:table-cell office:value-type="float" office:value="1511" table:style-name="ce1">
            <text:p>15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05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" table:style-name="ce1">
            <text:p>76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20/8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ENICE NASCIMENTO DA SILVA</text:p>
          </table:table-cell>
          <table:table-cell office:value-type="date" office:date-value="1988-09-04T00:00:00" table:style-name="ce2">
            <text:p>04/09/1988</text:p>
          </table:table-cell>
          <table:table-cell office:value-type="string" table:style-name="ce1">
            <text:p>36 anos e 11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6.727.004-56</text:p>
          </table:table-cell>
          <table:table-cell office:value-type="float" office:value="704008835307160" table:style-name="ce1">
            <text:p>7,04009E+14</text:p>
          </table:table-cell>
          <table:table-cell office:value-type="string" table:style-name="ce1">
            <text:p>(81) 98690-22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asco da gama</text:p>
          </table:table-cell>
          <table:table-cell office:value-type="float" office:value="1368" table:style-name="ce1">
            <text:p>1368</text:p>
          </table:table-cell>
          <table:table-cell office:value-type="string" table:style-name="ce1">
            <text:p>MANOEL GERALDO DOS SANTOS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0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3" table:style-name="ce1">
            <text:p>103</text:p>
          </table:table-cell>
          <table:table-cell office:value-type="float" office:value="159" table:style-name="ce1">
            <text:p>159</text:p>
          </table:table-cell>
          <table:table-cell office:value-type="date" office:date-value="2020-12-02T00:00:00" table:style-name="ce2">
            <text:p>02/12/2020</text:p>
          </table:table-cell>
          <table:table-cell office:value-type="string" table:style-name="ce1">
            <text:p>150/110</text:p>
          </table:table-cell>
          <table:table-cell office:value-type="date" office:date-value="2024-11-27T00:00:00" table:style-name="ce2">
            <text:p>27/11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5" table:style-name="ce1">
            <text:p>28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NATA CARLA DA SILVA</text:p>
          </table:table-cell>
          <table:table-cell office:value-type="date" office:date-value="1987-06-01T00:00:00" table:style-name="ce2">
            <text:p>01/06/1987</text:p>
          </table:table-cell>
          <table:table-cell office:value-type="string" table:style-name="ce1">
            <text:p>38 anos e 3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96.376.904-92</text:p>
          </table:table-cell>
          <table:table-cell office:value-type="float" office:value="705603460262311" table:style-name="ce1">
            <text:p>7,05603E+14</text:p>
          </table:table-cell>
          <table:table-cell office:value-type="string" table:style-name="ce1">
            <text:p>(81) 98758-03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raci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RENATA CARLA DA SILV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37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2" table:style-name="ce1">
            <text:p>76,2</text:p>
          </table:table-cell>
          <table:table-cell office:value-type="float" office:value="158" table:style-name="ce1">
            <text:p>158</text:p>
          </table:table-cell>
          <table:table-cell office:value-type="date" office:date-value="2018-03-08T00:00:00" table:style-name="ce2">
            <text:p>08/03/2018</text:p>
          </table:table-cell>
          <table:table-cell office:value-type="string" table:style-name="ce1">
            <text:p>160/90</text:p>
          </table:table-cell>
          <table:table-cell office:value-type="date" office:date-value="2025-01-16T00:00:00" table:style-name="ce2">
            <text:p>16/01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27" table:style-name="ce1">
            <text:p>42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NESSA LOPES DE MELO</text:p>
          </table:table-cell>
          <table:table-cell office:value-type="date" office:date-value="2005-08-15T00:00:00" table:style-name="ce2">
            <text:p>15/08/2005</text:p>
          </table:table-cell>
          <table:table-cell office:value-type="string" table:style-name="ce1">
            <text:p>20 ano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9.177.354-93</text:p>
          </table:table-cell>
          <table:table-cell office:value-type="float" office:value="707806620972610" table:style-name="ce1">
            <text:p>7,07807E+14</text:p>
          </table:table-cell>
          <table:table-cell office:value-type="string" table:style-name="ce1">
            <text:p>(81) 99400-15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acerdópoli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NOEL FRANCISCO DA CRUZ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36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55" table:style-name="ce1">
            <text:p>64,55</text:p>
          </table:table-cell>
          <table:table-cell office:value-type="float" office:value="150" table:style-name="ce1">
            <text:p>150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139/65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Habitual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AINE DA COSTA DA SILVA PEREIRA</text:p>
          </table:table-cell>
          <table:table-cell office:value-type="date" office:date-value="2004-01-13T00:00:00" table:style-name="ce2">
            <text:p>13/01/2004</text:p>
          </table:table-cell>
          <table:table-cell office:value-type="string" table:style-name="ce1">
            <text:p>21 anos e 7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3470963179" table:style-name="ce1">
            <text:p>8,98003E+14</text:p>
          </table:table-cell>
          <table:table-cell office:value-type="string" table:style-name="ce1">
            <text:p>(81) 99473-38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4454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00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160" table:style-name="ce1">
            <text:p>160</text:p>
          </table:table-cell>
          <table:table-cell office:value-type="date" office:date-value="2024-07-19T00:00:00" table:style-name="ce2">
            <text:p>19/07/2024</text:p>
          </table:table-cell>
          <table:table-cell office:value-type="string" table:style-name="ce1">
            <text:p>110/70</text:p>
          </table:table-cell>
          <table:table-cell office:value-type="date" office:date-value="2024-07-19T00:00:00" table:style-name="ce2">
            <text:p>19/07/2024</text:p>
          </table:table-cell>
          <table:table-cell office:value-type="string" table:style-name="ce1">
            <text:p>Habitual</text:p>
          </table:table-cell>
          <table:table-cell office:value-type="float" office:value="73" table:style-name="ce1">
            <text:p>73</text:p>
          </table:table-cell>
          <table:table-cell office:value-type="float" office:value="5" table:style-name="ce1">
            <text:p>5</text:p>
          </table:table-cell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DO BOM DESPACHO DO NASCIMENTO LIMA</text:p>
          </table:table-cell>
          <table:table-cell office:value-type="date" office:date-value="1983-07-27T00:00:00" table:style-name="ce2">
            <text:p>27/07/1983</text:p>
          </table:table-cell>
          <table:table-cell office:value-type="string" table:style-name="ce1">
            <text:p>42 anos e 1 mê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49.047.464-06</text:p>
          </table:table-cell>
          <table:table-cell office:value-type="float" office:value="700002943632206" table:style-name="ce1">
            <text:p>7,00003E+14</text:p>
          </table:table-cell>
          <table:table-cell office:value-type="string" table:style-name="ce1">
            <text:p>(81) 99843-48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Grijalva cost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265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" table:style-name="ce1">
            <text:p>82</text:p>
          </table:table-cell>
          <table:table-cell office:value-type="float" office:value="166" table:style-name="ce1">
            <text:p>166</text:p>
          </table:table-cell>
          <table:table-cell office:value-type="date" office:date-value="2025-07-03T00:00:00" table:style-name="ce2">
            <text:p>03/07/2025</text:p>
          </table:table-cell>
          <table:table-cell office:value-type="string" table:style-name="ce1">
            <text:p>115/74</text:p>
          </table:table-cell>
          <table:table-cell office:value-type="date" office:date-value="2025-07-03T00:00:00" table:style-name="ce2">
            <text:p>03/07/2025</text:p>
          </table:table-cell>
          <table:table-cell office:value-type="string" table:style-name="ce1">
            <text:p>Alto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HANA ROBERTA PAES DA SILVA BENEDITO</text:p>
          </table:table-cell>
          <table:table-cell office:value-type="date" office:date-value="2002-02-13T00:00:00" table:style-name="ce2">
            <text:p>13/02/2002</text:p>
          </table:table-cell>
          <table:table-cell office:value-type="string" table:style-name="ce1">
            <text:p>23 anos e 6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3.843.634-35</text:p>
          </table:table-cell>
          <table:table-cell office:value-type="float" office:value="700709965819775" table:style-name="ce1">
            <text:p>7,0071E+14</text:p>
          </table:table-cell>
          <table:table-cell office:value-type="string" table:style-name="ce1">
            <text:p>(81) 98891-57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889-4986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Brasitânia</text:p>
          </table:table-cell>
          <table:table-cell office:value-type="string" table:style-name="ce1">
            <text:p>44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" table:style-name="ce1">
            <text:p>63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00/68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NDA PESSOA RODRIGUES</text:p>
          </table:table-cell>
          <table:table-cell office:value-type="date" office:date-value="1987-07-21T00:00:00" table:style-name="ce2">
            <text:p>21/07/1987</text:p>
          </table:table-cell>
          <table:table-cell office:value-type="string" table:style-name="ce1">
            <text:p>38 anos e 1 mê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76.022.404-80</text:p>
          </table:table-cell>
          <table:table-cell office:value-type="float" office:value="700004712578402" table:style-name="ce1">
            <text:p>7,00005E+14</text:p>
          </table:table-cell>
          <table:table-cell office:value-type="string" table:style-name="ce1">
            <text:p>(81) 98989-89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7.3" table:style-name="ce1">
            <text:p>107,3</text:p>
          </table:table-cell>
          <table:table-cell office:value-type="float" office:value="177" table:style-name="ce1">
            <text:p>177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00/6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Alto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MARIA DA SILVA</text:p>
          </table:table-cell>
          <table:table-cell office:value-type="date" office:date-value="1993-03-30T00:00:00" table:style-name="ce2">
            <text:p>30/03/1993</text:p>
          </table:table-cell>
          <table:table-cell office:value-type="string" table:style-name="ce1">
            <text:p>32 anos e 5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3.994.474-40</text:p>
          </table:table-cell>
          <table:table-cell office:value-type="float" office:value="704808028504345" table:style-name="ce1">
            <text:p>7,04808E+14</text:p>
          </table:table-cell>
          <table:table-cell office:value-type="string" table:style-name="ce1">
            <text:p>(81) 98544-78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asa setent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2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130/9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Habitual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ANITA BRAZ DO NASCIMENTO NETA</text:p>
          </table:table-cell>
          <table:table-cell office:value-type="date" office:date-value="1994-10-16T00:00:00" table:style-name="ce2">
            <text:p>16/10/1994</text:p>
          </table:table-cell>
          <table:table-cell office:value-type="string" table:style-name="ce1">
            <text:p>30 anos e 10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081.514-60</text:p>
          </table:table-cell>
          <table:table-cell office:value-type="float" office:value="700008339216400" table:style-name="ce1">
            <text:p>7,00008E+14</text:p>
          </table:table-cell>
          <table:table-cell office:value-type="string" table:style-name="ce1">
            <text:p>(81) 99475-53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159" table:style-name="ce1">
            <text:p>159</text:p>
          </table:table-cell>
          <table:table-cell office:value-type="date" office:date-value="2023-08-22T00:00:00" table:style-name="ce2">
            <text:p>22/08/2023</text:p>
          </table:table-cell>
          <table:table-cell office:value-type="string" table:style-name="ce1">
            <text:p>107/67</text:p>
          </table:table-cell>
          <table:table-cell office:value-type="date" office:date-value="2023-08-22T00:00:00" table:style-name="ce2">
            <text:p>22/08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9" table:style-name="ce1">
            <text:p>13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ICOLLY BEATRIZ ROCHA DA SILVEIRA</text:p>
          </table:table-cell>
          <table:table-cell office:value-type="date" office:date-value="2010-09-14T00:00:00" table:style-name="ce2">
            <text:p>14/09/2010</text:p>
          </table:table-cell>
          <table:table-cell office:value-type="string" table:style-name="ce1">
            <text:p>14 anos e 11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81.109.074-58</text:p>
          </table:table-cell>
          <table:table-cell office:value-type="float" office:value="702607289462845" table:style-name="ce1">
            <text:p>7,02607E+14</text:p>
          </table:table-cell>
          <table:table-cell office:value-type="string" table:style-name="ce1">
            <text:p>(81) 99914-61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099999999999994" table:style-name="ce1">
            <text:p>76,1</text:p>
          </table:table-cell>
          <table:table-cell office:value-type="float" office:value="169" table:style-name="ce1">
            <text:p>169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130/80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ERONICA ARAUJO DA SILVA</text:p>
          </table:table-cell>
          <table:table-cell office:value-type="date" office:date-value="1985-03-16T00:00:00" table:style-name="ce2">
            <text:p>16/03/1985</text:p>
          </table:table-cell>
          <table:table-cell office:value-type="string" table:style-name="ce1">
            <text:p>40 anos e 5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1.341.734-60</text:p>
          </table:table-cell>
          <table:table-cell office:value-type="float" office:value="898003019038644" table:style-name="ce1">
            <text:p>8,98003E+14</text:p>
          </table:table-cell>
          <table:table-cell office:value-type="string" table:style-name="ce1">
            <text:p>(81) 98663-327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33" table:style-name="ce1">
            <text:p>63,33</text:p>
          </table:table-cell>
          <table:table-cell office:value-type="float" office:value="155" table:style-name="ce1">
            <text:p>155</text:p>
          </table:table-cell>
          <table:table-cell office:value-type="date" office:date-value="2019-11-07T00:00:00" table:style-name="ce2">
            <text:p>07/11/2019</text:p>
          </table:table-cell>
          <table:table-cell office:value-type="string" table:style-name="ce1">
            <text:p>120/80</text:p>
          </table:table-cell>
          <table:table-cell office:value-type="date" office:date-value="2020-06-15T00:00:00" table:style-name="ce2">
            <text:p>15/06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3" table:style-name="ce1">
            <text:p>3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38:09Z</meta:creation-date>
    <dc:date>2025-09-16T19:38:09Z</dc:date>
  </office:meta>
</office:document-meta>
</file>